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UnicodeMS" svg:font-family="ArialUnicodeMS"/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TimesNewRoman" svg:font-family="TimesNewRoman"/>
    <style:font-face style:name="TimesNewRomanPS" svg:font-family="TimesNewRomanPS"/>
    <style:font-face style:name="TrebuchetMS" svg:font-family="TrebuchetMS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82cm" svg:stroke-color="#100f0d" draw:stroke-linejoin="miter" svg:stroke-linecap="butt" draw:fill="none" fo:padding-top="0.141cm" fo:padding-bottom="0.141cm" fo:padding-left="0.141cm" fo:padding-right="0.14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2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52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d9d9d9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22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17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1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27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3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1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0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1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3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d9d9d9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ffffff" style:font-name="CenturyGothic" fo:font-size="18pt" style:font-size-asian="18pt" style:font-name-complex="CenturyGothic" style:font-size-complex="18pt"/>
    </style:style>
    <style:style style:name="T5" style:family="text">
      <style:text-properties fo:color="#000000" style:font-name="CenturyGothic" fo:font-size="11pt" fo:font-style="italic" fo:font-weight="bold" style:font-size-asian="11pt" style:font-name-complex="CenturyGothic" style:font-size-complex="11pt" style:font-style-complex="italic" style:font-weight-complex="bold"/>
    </style:style>
    <style:style style:name="T6" style:family="text">
      <style:text-properties fo:color="#000000" style:font-name="CenturyGothic" fo:font-size="11pt" fo:font-style="italic" style:font-size-asian="11pt" style:font-name-complex="CenturyGoth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17">
        <draw:path draw:style-name="gr1" draw:text-style-name="P1" draw:layer="layout" svg:width="6.203cm" svg:height="6.203cm" svg:x="3.153cm" svg:y="7.925cm" svg:viewBox="0 0 6204 6204" svg:d="M3102 0c-1266 0-2354 758-2836 1845h5672c-483-1087-1571-1845-2836-1845zM266 1845c-171 385-266 810-266 1258 0 1713 1389 3101 3102 3101s3102-1388 3102-3101c0-448-96-873-266-1258z">
          <text:p/>
        </draw:path>
        <draw:path draw:style-name="gr1" draw:text-style-name="P1" draw:layer="layout" svg:width="7.288cm" svg:height="7.288cm" svg:x="12.895cm" svg:y="3.734cm" svg:viewBox="0 0 7289 7289" svg:d="M3644 0c-1487 0-2766 890-3332 2167h6665c-567-1277-1847-2167-3333-2167zM312 2167c-201 452-312 951-312 1477 0 2013 1631 3645 3644 3645s3645-1632 3645-3645c0-526-112-1025-312-1477z">
          <text:p/>
        </draw:path>
        <draw:path draw:style-name="gr1" draw:text-style-name="P1" draw:layer="layout" svg:width="13.059cm" svg:height="13.059cm" svg:x="7.124cm" svg:y="11.908cm" svg:viewBox="0 0 13060 13060" svg:d="M6529 0c-2663 0-4954 1596-5970 3883h11942c-1017-2287-3308-3883-5972-3883zM559 3883c-359 809-559 1704-559 2647 0 3607 2923 6530 6529 6530s6531-2923 6531-6530c0-943-200-1838-559-2647z">
          <text:p/>
        </draw:path>
        <draw:path draw:style-name="gr1" draw:text-style-name="P1" draw:layer="layout" svg:width="5.33cm" svg:height="5.329cm" svg:x="1.512cm" svg:y="20.718cm" svg:viewBox="0 0 5331 5330" svg:d="M2666 0c-1087 0-2023 651-2438 1584h4874c-414-933-1349-1584-2436-1584zM228 1584c-146 330-228 696-228 1081 0 1472 1194 2665 2666 2665s2665-1193 2665-2665c0-385-82-751-229-1081z">
          <text:p/>
        </draw:path>
        <draw:frame draw:style-name="gr2" draw:text-style-name="P3" draw:layer="layout" svg:width="3.439cm" svg:height="2.88cm" svg:x="2.113cm" svg:y="4.922cm">
          <draw:text-box>
            <text:p text:style-name="P2"><text:span text:style-name="T1">0</text:span><text:span text:style-name="T1">2</text:span></text:p>
          </draw:text-box>
        </draw:frame>
        <draw:frame draw:style-name="gr3" draw:text-style-name="P4" draw:layer="layout" svg:width="9.29cm" svg:height="0.987cm" svg:x="5.06cm" svg:y="5.211cm">
          <draw:text-box>
            <text:p text:style-name="P2"><text:span text:style-name="T2">Contracts, </text:span><text:span text:style-name="T2">Strings, </text:span></text:p>
          </draw:text-box>
        </draw:frame>
        <draw:frame draw:style-name="gr4" draw:text-style-name="P4" draw:layer="layout" svg:width="5.527cm" svg:height="0.987cm" svg:x="5.06cm" svg:y="6.114cm">
          <draw:text-box>
            <text:p text:style-name="P2"><text:span text:style-name="T2">and Images</text:span></text:p>
          </draw:text-box>
        </draw:frame>
        <draw:frame draw:style-name="gr5" draw:text-style-name="P5" draw:layer="layout" svg:width="0.35cm" svg:height="0.412cm" svg:x="10.707cm" svg:y="26.446cm">
          <draw:text-box>
            <text:p text:style-name="P2"><text:span text:style-name="T3">6</text:span></text:p>
          </draw:text-box>
        </draw:frame>
      </draw:page>
      <draw:page draw:name="page2" draw:style-name="dp1" draw:master-page-name="master-page110">
        <draw:polygon draw:style-name="gr6" draw:text-style-name="P6" draw:layer="layout" svg:width="17.788cm" svg:height="0.78cm" svg:x="1.902cm" svg:y="2.534cm" svg:viewBox="0 0 17789 781" draw:points="0,0 17789,0 17789,781 0,781">
          <text:p/>
        </draw:polygon>
        <draw:polygon draw:style-name="gr7" draw:text-style-name="P7" draw:layer="layout" svg:width="0.794cm" svg:height="3.989cm" svg:x="1.902cm" svg:y="3.808cm" svg:viewBox="0 0 795 3990" draw:points="0,3990 795,3990 795,0 0,0">
          <text:p/>
        </draw:polygon>
        <draw:polygon draw:style-name="gr7" draw:text-style-name="P7" draw:layer="layout" svg:width="0.794cm" svg:height="3.564cm" svg:x="1.902cm" svg:y="7.797cm" svg:viewBox="0 0 795 3565" draw:points="0,3565 795,3565 795,0 0,0">
          <text:p/>
        </draw:polygon>
        <draw:polygon draw:style-name="gr7" draw:text-style-name="P7" draw:layer="layout" svg:width="0.794cm" svg:height="5.683cm" svg:x="1.902cm" svg:y="11.361cm" svg:viewBox="0 0 795 5684" draw:points="0,5684 795,5684 795,0 0,0">
          <text:p/>
        </draw:polygon>
        <draw:polygon draw:style-name="gr7" draw:text-style-name="P7" draw:layer="layout" svg:width="0.794cm" svg:height="5.682cm" svg:x="1.902cm" svg:y="17.044cm" svg:viewBox="0 0 795 5683" draw:points="0,5683 795,5683 795,0 0,0">
          <text:p/>
        </draw:polygon>
        <draw:frame draw:style-name="gr8" draw:text-style-name="P8" draw:layer="layout" svg:width="6.225cm" svg:height="0.738cm" svg:x="3.176cm" svg:y="2.584cm">
          <draw:text-box>
            <text:p text:style-name="P2"><text:span text:style-name="T4">Circ</text:span><text:span text:style-name="T4">les </text:span><text:span text:style-name="T4">Co</text:span><text:span text:style-name="T4">mp</text:span><text:span text:style-name="T4">etiti</text:span><text:span text:style-name="T4">on</text:span></text:p>
          </draw:text-box>
        </draw:frame>
        <draw:polygon draw:style-name="gr6" draw:text-style-name="P6" draw:layer="layout" svg:width="0.811cm" svg:height="0.021cm" svg:x="1.895cm" svg:y="3.314cm" svg:viewBox="0 0 812 22" draw:points="0,0 7,11 17,22 795,22 802,11 812,0">
          <text:p/>
        </draw:polygon>
        <draw:polygon draw:style-name="gr6" draw:text-style-name="P6" draw:layer="layout" svg:width="3.67cm" svg:height="0.021cm" svg:x="2.689cm" svg:y="3.314cm" svg:viewBox="0 0 3671 22" draw:points="0,0 7,11 17,22 3654,22 3661,11 3671,0">
          <text:p/>
        </draw:polygon>
        <draw:polygon draw:style-name="gr6" draw:text-style-name="P6" draw:layer="layout" svg:width="5.894cm" svg:height="0.021cm" svg:x="6.342cm" svg:y="3.314cm" svg:viewBox="0 0 5895 22" draw:points="0,0 7,11 17,22 5877,22 5884,11 5895,0">
          <text:p/>
        </draw:polygon>
        <draw:polygon draw:style-name="gr6" draw:text-style-name="P6" draw:layer="layout" svg:width="7.433cm" svg:height="0.021cm" svg:x="12.218cm" svg:y="3.314cm" svg:viewBox="0 0 7434 22" draw:points="0,0 7,11 18,22 7417,22 7424,11 7434,0">
          <text:p/>
        </draw:polygon>
        <draw:polygon draw:style-name="gr6" draw:text-style-name="P6" draw:layer="layout" svg:width="0.794cm" svg:height="0.021cm" svg:x="1.902cm" svg:y="3.808cm" svg:viewBox="0 0 795 22" draw:points="10,0 0,12 10,22 788,22 795,12 788,0">
          <text:p/>
        </draw:polygon>
        <draw:polygon draw:style-name="gr6" draw:text-style-name="P6" draw:layer="layout" svg:width="3.653cm" svg:height="0.021cm" svg:x="2.696cm" svg:y="3.808cm" svg:viewBox="0 0 3654 22" draw:points="10,0 0,12 10,22 3647,22 3654,12 3647,0">
          <text:p/>
        </draw:polygon>
        <draw:polygon draw:style-name="gr6" draw:text-style-name="P6" draw:layer="layout" svg:width="5.876cm" svg:height="0.021cm" svg:x="6.349cm" svg:y="3.808cm" svg:viewBox="0 0 5877 22" draw:points="10,0 0,12 10,22 5870,22 5877,12 5870,0">
          <text:p/>
        </draw:polygon>
        <draw:polygon draw:style-name="gr6" draw:text-style-name="P6" draw:layer="layout" svg:width="7.416cm" svg:height="0.021cm" svg:x="12.225cm" svg:y="3.808cm" svg:viewBox="0 0 7417 22" draw:points="11,0 0,12 11,22 7410,22 7417,12 7410,0">
          <text:p/>
        </draw:polygon>
        <draw:polygon draw:style-name="gr6" draw:text-style-name="P6" draw:layer="layout" svg:width="0.794cm" svg:height="0.021cm" svg:x="1.902cm" svg:y="7.797cm" svg:viewBox="0 0 795 22" draw:points="10,0 0,11 10,22 788,22 795,11 788,0">
          <text:p/>
        </draw:polygon>
        <draw:polygon draw:style-name="gr6" draw:text-style-name="P6" draw:layer="layout" svg:width="3.653cm" svg:height="0.021cm" svg:x="2.696cm" svg:y="7.797cm" svg:viewBox="0 0 3654 22" draw:points="10,0 0,11 10,22 3647,22 3654,11 3647,0">
          <text:p/>
        </draw:polygon>
        <draw:polygon draw:style-name="gr6" draw:text-style-name="P6" draw:layer="layout" svg:width="5.876cm" svg:height="0.021cm" svg:x="6.349cm" svg:y="7.797cm" svg:viewBox="0 0 5877 22" draw:points="10,0 0,11 10,22 5870,22 5877,11 5870,0">
          <text:p/>
        </draw:polygon>
        <draw:polygon draw:style-name="gr6" draw:text-style-name="P6" draw:layer="layout" svg:width="7.416cm" svg:height="0.021cm" svg:x="12.225cm" svg:y="7.797cm" svg:viewBox="0 0 7417 22" draw:points="11,0 0,11 11,22 7410,22 7417,11 7410,0">
          <text:p/>
        </draw:polygon>
        <draw:polygon draw:style-name="gr6" draw:text-style-name="P6" draw:layer="layout" svg:width="0.794cm" svg:height="0.021cm" svg:x="1.902cm" svg:y="11.361cm" svg:viewBox="0 0 795 22" draw:points="10,0 0,12 10,22 788,22 795,12 788,0">
          <text:p/>
        </draw:polygon>
        <draw:polygon draw:style-name="gr6" draw:text-style-name="P6" draw:layer="layout" svg:width="3.653cm" svg:height="0.021cm" svg:x="2.696cm" svg:y="11.361cm" svg:viewBox="0 0 3654 22" draw:points="10,0 0,12 10,22 3647,22 3654,12 3647,0">
          <text:p/>
        </draw:polygon>
        <draw:polygon draw:style-name="gr6" draw:text-style-name="P6" draw:layer="layout" svg:width="5.876cm" svg:height="0.021cm" svg:x="6.349cm" svg:y="11.361cm" svg:viewBox="0 0 5877 22" draw:points="10,0 0,12 10,22 5870,22 5877,12 5870,0">
          <text:p/>
        </draw:polygon>
        <draw:polygon draw:style-name="gr6" draw:text-style-name="P6" draw:layer="layout" svg:width="7.416cm" svg:height="0.021cm" svg:x="12.225cm" svg:y="11.361cm" svg:viewBox="0 0 7417 22" draw:points="11,0 0,12 11,22 7410,22 7417,12 7410,0">
          <text:p/>
        </draw:polygon>
        <draw:polygon draw:style-name="gr6" draw:text-style-name="P6" draw:layer="layout" svg:width="0.794cm" svg:height="0.021cm" svg:x="1.902cm" svg:y="17.044cm" svg:viewBox="0 0 795 22" draw:points="10,0 0,10 10,22 788,22 795,10 788,0">
          <text:p/>
        </draw:polygon>
        <draw:polygon draw:style-name="gr6" draw:text-style-name="P6" draw:layer="layout" svg:width="3.653cm" svg:height="0.021cm" svg:x="2.696cm" svg:y="17.044cm" svg:viewBox="0 0 3654 22" draw:points="10,0 0,10 10,22 3647,22 3654,10 3647,0">
          <text:p/>
        </draw:polygon>
        <draw:polygon draw:style-name="gr6" draw:text-style-name="P6" draw:layer="layout" svg:width="5.876cm" svg:height="0.021cm" svg:x="6.349cm" svg:y="17.044cm" svg:viewBox="0 0 5877 22" draw:points="10,0 0,10 10,22 5870,22 5877,10 5870,0">
          <text:p/>
        </draw:polygon>
        <draw:polygon draw:style-name="gr6" draw:text-style-name="P6" draw:layer="layout" svg:width="7.416cm" svg:height="0.021cm" svg:x="12.225cm" svg:y="17.044cm" svg:viewBox="0 0 7417 22" draw:points="11,0 0,10 11,22 7410,22 7417,10 7410,0">
          <text:p/>
        </draw:polygon>
        <draw:polygon draw:style-name="gr6" draw:text-style-name="P6" draw:layer="layout" svg:width="0.811cm" svg:height="0.021cm" svg:x="1.895cm" svg:y="22.726cm" svg:viewBox="0 0 812 22" draw:points="17,0 7,12 0,22 812,22 802,12 795,0">
          <text:p/>
        </draw:polygon>
        <draw:polygon draw:style-name="gr6" draw:text-style-name="P6" draw:layer="layout" svg:width="3.67cm" svg:height="0.021cm" svg:x="2.689cm" svg:y="22.726cm" svg:viewBox="0 0 3671 22" draw:points="17,0 7,12 0,22 3671,22 3661,12 3654,0">
          <text:p/>
        </draw:polygon>
        <draw:polygon draw:style-name="gr6" draw:text-style-name="P6" draw:layer="layout" svg:width="5.894cm" svg:height="0.021cm" svg:x="6.342cm" svg:y="22.726cm" svg:viewBox="0 0 5895 22" draw:points="17,0 7,12 0,22 5895,22 5884,12 5877,0">
          <text:p/>
        </draw:polygon>
        <draw:polygon draw:style-name="gr6" draw:text-style-name="P6" draw:layer="layout" svg:width="7.433cm" svg:height="0.021cm" svg:x="12.218cm" svg:y="22.726cm" svg:viewBox="0 0 7434 22" draw:points="18,0 7,12 0,22 7434,22 7424,12 7417,0">
          <text:p/>
        </draw:polygon>
        <draw:polygon draw:style-name="gr6" draw:text-style-name="P6" draw:layer="layout" svg:width="0.017cm" svg:height="0.515cm" svg:x="1.895cm" svg:y="3.314cm" svg:viewBox="0 0 18 516" draw:points="0,516 8,506 18,495 18,21 8,11 0,0">
          <text:p/>
        </draw:polygon>
        <draw:polygon draw:style-name="gr6" draw:text-style-name="P6" draw:layer="layout" svg:width="0.017cm" svg:height="4.01cm" svg:x="1.895cm" svg:y="3.808cm" svg:viewBox="0 0 18 4011" draw:points="0,4011 8,4000 18,3990 18,21 8,11 0,0">
          <text:p/>
        </draw:polygon>
        <draw:polygon draw:style-name="gr6" draw:text-style-name="P6" draw:layer="layout" svg:width="0.017cm" svg:height="3.585cm" svg:x="1.895cm" svg:y="7.797cm" svg:viewBox="0 0 18 3586" draw:points="0,3586 8,3576 18,3565 18,21 8,10 0,0">
          <text:p/>
        </draw:polygon>
        <draw:polygon draw:style-name="gr6" draw:text-style-name="P6" draw:layer="layout" svg:width="0.017cm" svg:height="5.704cm" svg:x="1.895cm" svg:y="11.361cm" svg:viewBox="0 0 18 5705" draw:points="0,5705 8,5694 18,5684 18,21 8,11 0,0">
          <text:p/>
        </draw:polygon>
        <draw:polygon draw:style-name="gr6" draw:text-style-name="P6" draw:layer="layout" svg:width="0.017cm" svg:height="5.703cm" svg:x="1.895cm" svg:y="17.044cm" svg:viewBox="0 0 18 5704" draw:points="0,5704 8,5694 18,5683 18,21 8,10 0,0">
          <text:p/>
        </draw:polygon>
        <draw:polygon draw:style-name="gr6" draw:text-style-name="P6" draw:layer="layout" svg:width="0.017cm" svg:height="0.494cm" svg:x="2.689cm" svg:y="3.325cm" svg:viewBox="0 0 18 495" draw:points="0,484 8,495 18,484 18,10 8,0 0,10">
          <text:p/>
        </draw:polygon>
        <draw:polygon draw:style-name="gr6" draw:text-style-name="P6" draw:layer="layout" svg:width="0.017cm" svg:height="3.988cm" svg:x="2.689cm" svg:y="3.819cm" svg:viewBox="0 0 18 3989" draw:points="0,3979 8,3989 18,3979 18,10 8,0 0,10">
          <text:p/>
        </draw:polygon>
        <draw:polygon draw:style-name="gr6" draw:text-style-name="P6" draw:layer="layout" svg:width="0.017cm" svg:height="3.565cm" svg:x="2.689cm" svg:y="7.807cm" svg:viewBox="0 0 18 3566" draw:points="0,3555 8,3566 18,3555 18,11 8,0 0,11">
          <text:p/>
        </draw:polygon>
        <draw:polygon draw:style-name="gr6" draw:text-style-name="P6" draw:layer="layout" svg:width="0.017cm" svg:height="5.682cm" svg:x="2.689cm" svg:y="11.372cm" svg:viewBox="0 0 18 5683" draw:points="0,5673 8,5683 18,5673 18,10 8,0 0,10">
          <text:p/>
        </draw:polygon>
        <draw:polygon draw:style-name="gr6" draw:text-style-name="P6" draw:layer="layout" svg:width="0.017cm" svg:height="5.683cm" svg:x="2.689cm" svg:y="17.054cm" svg:viewBox="0 0 18 5684" draw:points="0,5673 8,5684 18,5673 18,11 8,0 0,11">
          <text:p/>
        </draw:polygon>
        <draw:polygon draw:style-name="gr6" draw:text-style-name="P6" draw:layer="layout" svg:width="0.017cm" svg:height="0.494cm" svg:x="6.342cm" svg:y="3.325cm" svg:viewBox="0 0 18 495" draw:points="0,484 7,495 18,484 18,10 7,0 0,10">
          <text:p/>
        </draw:polygon>
        <draw:polygon draw:style-name="gr6" draw:text-style-name="P6" draw:layer="layout" svg:width="0.017cm" svg:height="3.988cm" svg:x="6.342cm" svg:y="3.819cm" svg:viewBox="0 0 18 3989" draw:points="0,3979 7,3989 18,3979 18,10 7,0 0,10">
          <text:p/>
        </draw:polygon>
        <draw:polygon draw:style-name="gr6" draw:text-style-name="P6" draw:layer="layout" svg:width="0.017cm" svg:height="3.565cm" svg:x="6.342cm" svg:y="7.807cm" svg:viewBox="0 0 18 3566" draw:points="0,3555 7,3566 18,3555 18,11 7,0 0,11">
          <text:p/>
        </draw:polygon>
        <draw:polygon draw:style-name="gr6" draw:text-style-name="P6" draw:layer="layout" svg:width="0.017cm" svg:height="5.682cm" svg:x="6.342cm" svg:y="11.372cm" svg:viewBox="0 0 18 5683" draw:points="0,5673 7,5683 18,5673 18,10 7,0 0,10">
          <text:p/>
        </draw:polygon>
        <draw:polygon draw:style-name="gr6" draw:text-style-name="P6" draw:layer="layout" svg:width="0.017cm" svg:height="5.683cm" svg:x="6.342cm" svg:y="17.054cm" svg:viewBox="0 0 18 5684" draw:points="0,5673 7,5684 18,5673 18,11 7,0 0,11">
          <text:p/>
        </draw:polygon>
        <draw:polygon draw:style-name="gr6" draw:text-style-name="P6" draw:layer="layout" svg:width="0.018cm" svg:height="0.494cm" svg:x="12.218cm" svg:y="3.325cm" svg:viewBox="0 0 19 495" draw:points="0,484 7,495 19,484 19,10 7,0 0,10">
          <text:p/>
        </draw:polygon>
        <draw:polygon draw:style-name="gr6" draw:text-style-name="P6" draw:layer="layout" svg:width="0.018cm" svg:height="3.988cm" svg:x="12.218cm" svg:y="3.819cm" svg:viewBox="0 0 19 3989" draw:points="0,3979 7,3989 19,3979 19,10 7,0 0,10">
          <text:p/>
        </draw:polygon>
        <draw:polygon draw:style-name="gr6" draw:text-style-name="P6" draw:layer="layout" svg:width="0.018cm" svg:height="3.565cm" svg:x="12.218cm" svg:y="7.807cm" svg:viewBox="0 0 19 3566" draw:points="0,3555 7,3566 19,3555 19,11 7,0 0,11">
          <text:p/>
        </draw:polygon>
        <draw:polygon draw:style-name="gr6" draw:text-style-name="P6" draw:layer="layout" svg:width="0.018cm" svg:height="5.682cm" svg:x="12.218cm" svg:y="11.372cm" svg:viewBox="0 0 19 5683" draw:points="0,5673 7,5683 19,5673 19,10 7,0 0,10">
          <text:p/>
        </draw:polygon>
        <draw:polygon draw:style-name="gr6" draw:text-style-name="P6" draw:layer="layout" svg:width="0.018cm" svg:height="5.683cm" svg:x="12.218cm" svg:y="17.054cm" svg:viewBox="0 0 19 5684" draw:points="0,5673 7,5684 19,5673 19,11 7,0 0,11">
          <text:p/>
        </draw:polygon>
        <draw:polygon draw:style-name="gr6" draw:text-style-name="P6" draw:layer="layout" svg:width="0.017cm" svg:height="0.515cm" svg:x="19.634cm" svg:y="3.314cm" svg:viewBox="0 0 18 516" draw:points="0,495 7,506 18,516 18,0 7,11 0,21">
          <text:p/>
        </draw:polygon>
        <draw:polygon draw:style-name="gr6" draw:text-style-name="P6" draw:layer="layout" svg:width="0.017cm" svg:height="4.01cm" svg:x="19.634cm" svg:y="3.808cm" svg:viewBox="0 0 18 4011" draw:points="0,3990 7,4000 18,4011 18,0 7,11 0,21">
          <text:p/>
        </draw:polygon>
        <draw:polygon draw:style-name="gr6" draw:text-style-name="P6" draw:layer="layout" svg:width="0.017cm" svg:height="3.585cm" svg:x="19.634cm" svg:y="7.797cm" svg:viewBox="0 0 18 3586" draw:points="0,3565 7,3576 18,3586 18,0 7,10 0,21">
          <text:p/>
        </draw:polygon>
        <draw:polygon draw:style-name="gr6" draw:text-style-name="P6" draw:layer="layout" svg:width="0.017cm" svg:height="5.704cm" svg:x="19.634cm" svg:y="11.361cm" svg:viewBox="0 0 18 5705" draw:points="0,5684 7,5694 18,5705 18,0 7,11 0,21">
          <text:p/>
        </draw:polygon>
        <draw:polygon draw:style-name="gr6" draw:text-style-name="P6" draw:layer="layout" svg:width="0.017cm" svg:height="5.703cm" svg:x="19.634cm" svg:y="17.044cm" svg:viewBox="0 0 18 5704" draw:points="0,5683 7,5694 18,5704 18,0 7,10 0,21">
          <text:p/>
        </draw:polygon>
        <draw:frame draw:style-name="gr9" draw:text-style-name="P8" draw:layer="layout" svg:width="5.171cm" svg:height="0.738cm" svg:x="14.612cm" svg:y="2.584cm">
          <draw:text-box>
            <text:p text:style-name="P2"><text:span text:style-name="T4">Tim</text:span><text:span text:style-name="T4">e: 5 </text:span><text:span text:style-name="T4">min</text:span><text:span text:style-name="T4">ute</text:span><text:span text:style-name="T4">s</text:span></text:p>
          </draw:text-box>
        </draw:frame>
        <draw:frame draw:style-name="gr10" draw:text-style-name="P9" draw:layer="layout" svg:width="1.115cm" svg:height="0.454cm" svg:x="2.89cm" svg:y="3.364cm">
          <draw:text-box>
            <text:p text:style-name="P2"><text:span text:style-name="T5">Math</text:span></text:p>
          </draw:text-box>
        </draw:frame>
        <draw:frame draw:style-name="gr11" draw:text-style-name="P9" draw:layer="layout" svg:width="4.273cm" svg:height="0.454cm" svg:x="6.543cm" svg:y="3.364cm">
          <draw:text-box>
            <text:p text:style-name="P2"><text:span text:style-name="T5">Circle </text:span><text:span text:style-name="T5">of </text:span><text:span text:style-name="T5">Evalu</text:span><text:span text:style-name="T5">ation</text:span></text:p>
          </draw:text-box>
        </draw:frame>
        <draw:frame draw:style-name="gr12" draw:text-style-name="P9" draw:layer="layout" svg:width="2.737cm" svg:height="0.454cm" svg:x="12.42cm" svg:y="3.364cm">
          <draw:text-box>
            <text:p text:style-name="P2"><text:span text:style-name="T5">Racke</text:span><text:span text:style-name="T5">t </text:span><text:span text:style-name="T5">Code</text:span></text:p>
          </draw:text-box>
        </draw:frame>
        <draw:frame draw:style-name="gr13" draw:text-style-name="P9" draw:layer="layout" svg:width="1.619cm" svg:height="0.454cm" draw:transform="rotate (1.5707963267949) translate (2.325cm 5.418cm)">
          <draw:text-box>
            <text:p text:style-name="P2"><text:span text:style-name="T6">Round </text:span><text:span text:style-name="T6">1</text:span></text:p>
          </draw:text-box>
        </draw:frame>
        <draw:frame draw:style-name="gr14" draw:text-style-name="P9" draw:layer="layout" svg:width="3.008cm" svg:height="0.454cm" svg:x="2.89cm" svg:y="6.081cm">
          <draw:text-box>
            <text:p text:style-name="P2"><text:span text:style-name="T6">(3 * 7) </text:span><text:span text:style-name="T6">- (1 + </text:span><text:span text:style-name="T6">2)</text:span></text:p>
          </draw:text-box>
        </draw:frame>
        <draw:frame draw:style-name="gr13" draw:text-style-name="P9" draw:layer="layout" svg:width="1.619cm" svg:height="0.454cm" draw:transform="rotate (1.5707963267949) translate (2.325cm 9.406cm)">
          <draw:text-box>
            <text:p text:style-name="P2"><text:span text:style-name="T6">Round </text:span><text:span text:style-name="T6">2</text:span></text:p>
          </draw:text-box>
        </draw:frame>
        <draw:frame draw:style-name="gr15" draw:text-style-name="P9" draw:layer="layout" svg:width="2.013cm" svg:height="0.454cm" svg:x="2.89cm" svg:y="9.858cm">
          <draw:text-box>
            <text:p text:style-name="P2"><text:span text:style-name="T6">3 - (1 </text:span><text:span text:style-name="T6">+ 2)</text:span></text:p>
          </draw:text-box>
        </draw:frame>
        <draw:frame draw:style-name="gr13" draw:text-style-name="P9" draw:layer="layout" svg:width="1.619cm" svg:height="0.454cm" draw:transform="rotate (1.5707963267949) translate (2.325cm 12.971cm)">
          <draw:text-box>
            <text:p text:style-name="P2"><text:span text:style-name="T6">Round </text:span><text:span text:style-name="T6">3</text:span></text:p>
          </draw:text-box>
        </draw:frame>
        <draw:frame draw:style-name="gr16" draw:text-style-name="P9" draw:layer="layout" svg:width="3.13cm" svg:height="0.454cm" svg:x="2.89cm" svg:y="14.481cm">
          <draw:text-box>
            <text:p text:style-name="P2"><text:span text:style-name="T6">3 - <text:s/>(1 </text:span><text:span text:style-name="T6">+ (5 * </text:span><text:span text:style-name="T6">6))</text:span></text:p>
          </draw:text-box>
        </draw:frame>
        <draw:frame draw:style-name="gr13" draw:text-style-name="P9" draw:layer="layout" svg:width="1.619cm" svg:height="0.454cm" draw:transform="rotate (1.5707963267949) translate (2.325cm 18.654cm)">
          <draw:text-box>
            <text:p text:style-name="P2"><text:span text:style-name="T6">Round </text:span><text:span text:style-name="T6">4</text:span></text:p>
          </draw:text-box>
        </draw:frame>
        <draw:frame draw:style-name="gr14" draw:text-style-name="P9" draw:layer="layout" svg:width="3.008cm" svg:height="0.454cm" svg:x="2.89cm" svg:y="20.164cm">
          <draw:text-box>
            <text:p text:style-name="P2"><text:span text:style-name="T6">(1 + </text:span><text:span text:style-name="T6">(5 * </text:span><text:span text:style-name="T6">6)) - 3</text:span></text:p>
          </draw:text-box>
        </draw:frame>
        <draw:frame draw:style-name="gr5" draw:text-style-name="P5" draw:layer="layout" svg:width="0.35cm" svg:height="0.412cm" svg:x="10.707cm" svg:y="26.446cm">
          <draw:text-box>
            <text:p text:style-name="P2"><text:span text:style-name="T3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UnicodeMS" svg:font-family="ArialUnicodeMS"/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TimesNewRoman" svg:font-family="TimesNewRoman"/>
    <style:font-face style:name="TimesNewRomanPS" svg:font-family="TimesNewRomanPS"/>
    <style:font-face style:name="TrebuchetMS" svg:font-family="TrebuchetMS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17:03:52.141085393</dc:date>
    <meta:editing-duration>PT42M22S</meta:editing-duration>
    <meta:editing-cycles>14</meta:editing-cycles>
    <meta:generator>LibreOffice/5.4.6.2$Linux_X86_64 LibreOffice_project/40m0$Build-2</meta:generator>
    <meta:document-statistic meta:object-count="76"/>
  </office:meta>
</office:document-meta>
</file>